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29" style:family="table-row">
      <style:table-row-properties style:min-row-height="0.171cm" fo:keep-together="auto"/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0" style:family="table-row">
      <style:table-row-properties style:min-row-height="0.425cm" fo:keep-together="auto"/>
    </style:style>
    <style:style style:name="Tabulka1.A30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0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3" style:family="table-row">
      <style:table-row-properties style:min-row-height="0.194cm" fo:keep-together="auto"/>
    </style:style>
    <style:style style:name="Tabulka1.A33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3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4" style:family="table-row">
      <style:table-row-properties style:min-row-height="0.547cm" fo:keep-together="auto"/>
    </style:style>
    <style:style style:name="Tabulka1.A5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5" style:family="table-row">
      <style:table-row-properties style:min-row-height="1.438cm" fo:keep-together="auto"/>
    </style:style>
    <style:style style:name="Tabulka1.66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8e951"/>
    </style:style>
    <style:style style:name="P9" style:family="paragraph" style:parent-style-name="Text_20_body">
      <style:text-properties officeooo:paragraph-rsid="00199bb0"/>
    </style:style>
    <style:style style:name="P10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P11" style:family="paragraph" style:parent-style-name="Text_20_body">
      <style:text-properties officeooo:rsid="001d80b6" officeooo:paragraph-rsid="001d80b6"/>
    </style:style>
    <style:style style:name="P12" style:family="paragraph" style:parent-style-name="Text_20_body">
      <style:text-properties officeooo:paragraph-rsid="001d80b6"/>
    </style:style>
    <style:style style:name="P13" style:family="paragraph" style:parent-style-name="Text_20_body">
      <style:text-properties fo:font-size="10pt" officeooo:paragraph-rsid="00199bb0" style:font-size-asian="10pt" style:font-size-complex="10pt"/>
    </style:style>
    <style:style style:name="P14" style:family="paragraph" style:parent-style-name="Text_20_body">
      <style:text-properties officeooo:paragraph-rsid="001e445d"/>
    </style:style>
    <style:style style:name="P15" style:family="paragraph" style:parent-style-name="Text_20_body">
      <style:text-properties officeooo:paragraph-rsid="002090a2"/>
    </style:style>
    <style:style style:name="T1" style:family="text">
      <style:text-properties officeooo:rsid="00199bb0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fd61" style:font-name-complex="Arial1"/>
    </style:style>
    <style:style style:name="T4" style:family="text">
      <style:text-properties style:font-name="Arial" officeooo:rsid="001d80b6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fd61" style:font-weight-asian="bold" style:font-weight-complex="bold"/>
    </style:style>
    <style:style style:name="T7" style:family="text">
      <style:text-properties fo:font-weight="bold" officeooo:rsid="0018e951" style:font-weight-asian="bold" style:font-weight-complex="bold"/>
    </style:style>
    <style:style style:name="T8" style:family="text">
      <style:text-properties fo:font-weight="bold" officeooo:rsid="00199bb0" style:font-weight-asian="bold" style:font-weight-complex="bold"/>
    </style:style>
    <style:style style:name="T9" style:family="text">
      <style:text-properties fo:language="cs" fo:country="CZ" style:language-asian="zh" style:country-asian="CN" style:language-complex="ar" style:country-complex="SA"/>
    </style:style>
    <style:style style:name="T10" style:family="text">
      <style:text-properties fo:language="cs" fo:country="CZ" officeooo:rsid="0018e951" style:language-asian="zh" style:country-asian="CN" style:language-complex="ar" style:country-complex="SA"/>
    </style:style>
    <style:style style:name="T11" style:family="text">
      <style:text-properties officeooo:rsid="0017fd61"/>
    </style:style>
    <style:style style:name="T12" style:family="text">
      <style:text-properties officeooo:rsid="0018e951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7fd61" style:font-weight-asian="bold" style:font-weight-complex="bold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199bb0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d61" style:font-weight-asian="normal" style:font-weight-complex="normal"/>
    </style:style>
    <style:style style:name="T19" style:family="text">
      <style:text-properties style:text-underline-style="none" fo:font-weight="normal" officeooo:rsid="002090a2" style:font-weight-asian="normal" style:font-weight-complex="normal"/>
    </style:style>
    <style:style style:name="T20" style:family="text">
      <style:text-properties officeooo:rsid="001b68a0"/>
    </style:style>
    <style:style style:name="T21" style:family="text">
      <style:text-properties officeooo:rsid="001d80b6"/>
    </style:style>
    <style:style style:name="T22" style:family="text">
      <style:text-properties officeooo:rsid="002090a2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22">Adam Zábranský</text:span><text:tab/><text:tab/>Politická příslušnost: <text:tab/>Česká pirátská strana (Piráti) <text:s text:c="4"/></text:p>
            <text:p text:style-name="P4">Rok: <text:tab/><text:tab/><text:span text:style-name="T11">2015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6">1 </text:span><text:span text:style-name="T5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6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P12">-------------------------</text:p>
          </table:table-cell>
          <table:table-cell table:style-name="Tabulka1.B13" office:value-type="string">
            <text:p text:style-name="P12">-------------------------</text:p>
          </table:table-cell>
          <table:table-cell table:style-name="Tabulka1.C13" office:value-type="string">
            <text:p text:style-name="Text_20_body"><text:s/></text:p>
          </table:table-cell>
          <table:table-cell table:style-name="Tabulka1.D13" office:value-type="string">
            <text:p text:style-name="Text_20_body"/>
          </table:table-cell>
          <table:table-cell table:style-name="Tabulka1.E1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7">1 </text:span><text:span text:style-name="T5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21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2">n</text:span>ázev subjektu </text:p>
          </table:table-cell>
          <table:table-cell table:style-name="Tabulka1.B4" office:value-type="string">
            <text:p text:style-name="Text_20_body"><text:span text:style-name="T12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<text:span text:style-name="T21">1</text:span>. 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P15"><text:span text:style-name="T22">113 248</text:span>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P7">náhrada výdělku neuvolněného zastupitele</text:p>
          </table:table-cell>
          <table:table-cell table:style-name="Tabulka1.C22" office:value-type="string">
            <text:p text:style-name="Text_20_body">1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5"><text:span text:style-name="T22">68 433</text:span>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2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Text_20_body"><text:span text:style-name="T9">výpůjčka tabletu Dell Venue 11 Pro </text:span><text:span text:style-name="T10">(zastupitelský tablet)</text:span></text:p>
          </table:table-cell>
          <table:covered-table-cell/>
          <table:covered-table-cell/>
          <table:table-cell table:style-name="Tabulka1.D27" table:number-columns-spanned="2" office:value-type="string">
            <text:p text:style-name="P8"><text:span text:style-name="T12">Hlavní město Praha,<text:line-break/>IČ </text:span>00064581</text:p>
          </table:table-cell>
          <table:covered-table-cell/>
          <table:table-cell table:style-name="Tabulka1.F27" office:value-type="string">
            <text:p text:style-name="P10">24 858 Kč</text:p>
            <text:p text:style-name="P10">(výpůjčka)</text:p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>vstupenka na ples hlavního města Prahy <text:span text:style-name="T20">(zima 2015)</text:span></text:p>
          </table:table-cell>
          <table:covered-table-cell/>
          <table:covered-table-cell/>
          <table:table-cell table:style-name="Tabulka1.D28" table:number-columns-spanned="2" office:value-type="string">
            <text:p text:style-name="P7">Hlavní město Praha,<text:line-break/>IČ 00064581</text:p>
          </table:table-cell>
          <table:covered-table-cell/>
          <table:table-cell table:style-name="Tabulka1.F28" office:value-type="string">
            <text:p text:style-name="P7">1 000 Kč (odhad autora)</text:p>
          </table:table-cell>
        </table:table-row>
        <table:table-row table:style-name="Tabulka1.29">
          <table:table-cell table:style-name="Tabulka1.A29" table:number-columns-spanned="3" office:value-type="string">
            <text:p text:style-name="Text_20_body"/>
          </table:table-cell>
          <table:covered-table-cell/>
          <table:covered-table-cell/>
          <table:table-cell table:style-name="Tabulka1.D29" table:number-columns-spanned="2" office:value-type="string">
            <text:p text:style-name="Text_20_body"/>
          </table:table-cell>
          <table:covered-table-cell/>
          <table:table-cell table:style-name="Tabulka1.F29" office:value-type="string">
            <text:p text:style-name="Text_20_body"/>
          </table:table-cell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1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/>
          </table:table-cell>
          <table:covered-table-cell/>
          <table:table-cell table:style-name="Tabulka1.F31" office:value-type="string">
            <text:p text:style-name="Text_20_body"/>
          </table:table-cell>
        </table:table-row>
        <table:table-row table:style-name="Tabulka1.29">
          <table:table-cell table:style-name="Tabulka1.A32" table:number-columns-spanned="3" office:value-type="string">
            <text:p text:style-name="Text_20_body"/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3">
          <table:table-cell table:style-name="Tabulka1.A33" table:number-columns-spanned="2" office:value-type="string">
            <text:p text:style-name="Text_20_body">Datum: <text:date style:data-style-name="N36" text:date-value="2016-06-30T11:01:48.276999788">30.06.2016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22">Adam Zábranský</text:span>, elektronicky podepsáno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4" table:number-columns-spanned="6" office:value-type="string">
            <text:p text:style-name="P9">Souhlasím se zveřejněním údajů a skutečností obsažených v „Oznámení o činnostech, o příjmech a darech a o nemovitém majetku zastupitele podle čl. 3 až 5 Etického kodexu člena Zastupitelstva hlavního města Prahy“ ANO – <text:span text:style-name="T16">NE</text:span><text:span text:style-name="T1"> (nehodící se škrtněte)</text:span> <text:s text:c="15"/>Podpis: <text:span text:style-name="T22">Adam Zábranský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4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Oznámení o činnostech a o nemovitém majetku zastupitele podle čl. 3 a 5 Etického kodexu člena Zastupitelstva hlavního města Prahy (za manželku <text:span text:style-name="T1">zastupitele</text:span>)</text:p>
            <text:p text:style-name="Text_20_body"/>
            <text:p text:style-name="Text_20_body"><text:span text:style-name="T1">Jméno m</text:span>anželk<text:span text:style-name="T1">y</text:span>:<text:tab/>-------------------------------------------------</text:p>
            <text:p text:style-name="Text_20_body"/>
            <text:p text:style-name="P13">Jméno <text:span text:style-name="T1">zastupitele</text:span>: <text:tab/><text:span text:style-name="T19">Adam Zábranský</text:span> <text:s text:c="2"/><text:tab/><text:span text:style-name="T2">Rok: </text:span><text:span text:style-name="T3">201</text:span><text:span text:style-name="T4">5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Podnikatelská činnost a samostatně výdělečná činnost dle čl. 3 odst. </text:span><text:span text:style-name="T8">1</text:span><text:span text:style-name="T5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8" office:value-type="string">
            <text:p text:style-name="Text_20_body"/>
          </table:table-cell>
          <table:table-cell table:style-name="Tabulka1.B38" office:value-type="string">
            <text:p text:style-name="Text_20_body"/>
          </table:table-cell>
          <table:table-cell table:style-name="Tabulka1.C38" office:value-type="string">
            <text:p text:style-name="Text_20_body"/>
          </table:table-cell>
          <table:table-cell table:style-name="Tabulka1.D38" office:value-type="string">
            <text:p text:style-name="Text_20_body"/>
          </table:table-cell>
          <table:table-cell table:style-name="Tabulka1.E3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lenství v řídících, dozorčích nebo kontrolních orgánech právnických osob dle čl. 3 odst. </text:span><text:span text:style-name="T8">1 </text:span><text:span text:style-name="T5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4" office:value-type="string">
            <text:p text:style-name="Text_20_body"/>
          </table:table-cell>
          <table:table-cell table:style-name="Tabulka1.B44" office:value-type="string">
            <text:p text:style-name="Text_20_body"/>
          </table:table-cell>
          <table:table-cell table:style-name="Tabulka1.C44" office:value-type="string">
            <text:p text:style-name="Text_20_body"/>
          </table:table-cell>
          <table:table-cell table:style-name="Tabulka1.D44" office:value-type="string">
            <text:p text:style-name="Text_20_body"/>
          </table:table-cell>
          <table:table-cell table:style-name="Tabulka1.E4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5">Činnost v pracovním, služebním či obdobném poměru dle čl. 3 odst. </text:span><text:span text:style-name="T8">1 </text:span><text:span text:style-name="T5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0" office:value-type="string">
            <text:p text:style-name="Text_20_body"/>
          </table:table-cell>
          <table:table-cell table:style-name="Tabulka1.B50" office:value-type="string">
            <text:p text:style-name="Text_20_body"/>
          </table:table-cell>
          <table:table-cell table:style-name="Tabulka1.C50" office:value-type="string">
            <text:p text:style-name="Text_20_body"/>
          </table:table-cell>
          <table:table-cell table:style-name="Tabulka1.D50" office:value-type="string">
            <text:p text:style-name="Text_20_body"/>
          </table:table-cell>
          <table:table-cell table:style-name="Tabulka1.E5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4">
          <table:table-cell table:style-name="Tabulka1.A3" table:number-columns-spanned="6" office:value-type="string">
            <text:p text:style-name="Text_20_body"><text:span text:style-name="T5">Aktivity v občanských sdruženích finančně podporovaných městem dle čl. 3 odst. </text:span><text:span text:style-name="T8">1 </text:span><text:span text:style-name="T5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6" office:value-type="string">
            <text:p text:style-name="Text_20_body"/>
          </table:table-cell>
          <table:table-cell table:style-name="Tabulka1.B56" office:value-type="string">
            <text:p text:style-name="Text_20_body"/>
          </table:table-cell>
          <table:table-cell table:style-name="Tabulka1.C56" office:value-type="string">
            <text:p text:style-name="Text_20_body"/>
          </table:table-cell>
          <table:table-cell table:style-name="Tabulka1.D56" office:value-type="string">
            <text:p text:style-name="Text_20_body"/>
          </table:table-cell>
          <table:table-cell table:style-name="Tabulka1.E5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1" table:number-columns-spanned="3" office:value-type="string">
            <text:p text:style-name="Text_20_body"/>
          </table:table-cell>
          <table:covered-table-cell/>
          <table:covered-table-cell/>
          <table:table-cell table:style-name="Tabulka1.D61" table:number-columns-spanned="2" office:value-type="string">
            <text:p text:style-name="Text_20_body"/>
          </table:table-cell>
          <table:covered-table-cell/>
          <table:table-cell table:style-name="Tabulka1.F61" office:value-type="string">
            <text:p text:style-name="Text_20_body"/>
          </table:table-cell>
        </table:table-row>
        <table:table-row table:style-name="Tabulka1.26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9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65">
          <table:table-cell table:style-name="Tabulka1.A33" table:number-columns-spanned="2" office:value-type="string">
            <text:p text:style-name="Text_20_body"/>
            <text:p text:style-name="P12">Datum: <text:date style:data-style-name="N36" text:date-value="2016-06-30T11:01:48.389000035">30.06.2016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22">Adam Zábranský</text:span></text:p>
          </table:table-cell>
          <table:covered-table-cell/>
          <table:covered-table-cell/>
          <table:covered-table-cell/>
        </table:table-row>
        <table:table-row table:style-name="Tabulka1.66">
          <table:table-cell table:style-name="Tabulka1.A34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4">ANO – <text:span text:style-name="T15">NE</text:span> (nehodící se škrtněte)<text:tab/><text:tab/>Podpis zastupitele: <text:span text:style-name="T22">Adam Zábranský</text:span></text:p>
            <text:p text:style-name="P9"><text:tab/><text:tab/><text:tab/><text:tab/><text:tab/><text:tab/>Podpis manželky: 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loext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6-06-30T11:01:47.765000000</dc:date>
    <meta:editing-cycles>8</meta:editing-cycles>
    <dc:title>Oznámení o činnostech, o příjmech a darech a o nemovitém majetku zastupitele podle čl</dc:title>
    <meta:editing-duration>PT49M30S</meta:editing-duration>
    <meta:generator>LibreOffice/5.1.2.2$Windows_x86 LibreOffice_project/d3bf12ecb743fc0d20e0be0c58ca359301eb705f</meta:generator>
    <meta:document-statistic meta:table-count="1" meta:image-count="0" meta:object-count="0" meta:page-count="2" meta:paragraph-count="106" meta:word-count="505" meta:character-count="3445" meta:non-whitespace-character-count="2938"/>
    <meta:template xlink:type="simple" xlink:actuate="onRequest" xlink:title="Normal.dot" xlink:href=""/>
  </office:meta>
</office:document-meta>
</file>